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8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fo:wrap-option="wrap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ext-properties fo:color="#808080"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Arial" fo:font-size="10pt" style:font-size-asian="10pt" style:font-size-complex="10pt"/>
    </style:style>
    <style:style style:name="gr1" style:family="graphic">
      <style:graphic-properties draw:marker-start="Linienende_20_1" draw:marker-start-width="0.2cm" draw:marker-start-center="false" draw:fill="solid" draw:fill-color="#ffffc0" fo:min-height="6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9"/>
        <table:table-column table:style-name="co2" table:default-cell-style-name="ce13"/>
        <table:table-column table:style-name="co2" table:default-cell-style-name="ce16"/>
        <table:table-column table:style-name="co2" table:default-cell-style-name="Default"/>
        <table:table-row table:style-name="ro1">
          <table:table-cell table:style-name="ce1" office:value-type="string">
            <office:annotation draw:style-name="gr1" draw:text-style-name="P2" svg:width="7.731cm" svg:height="6.951cm" svg:x="15.233cm" svg:y="0.001cm" draw:caption-point-x="-15.233cm" draw:caption-point-y="-0.001cm">
              <dc:creator>JO</dc:creator>
              <dc:date>2009-03-25T00:00:00</dc:date>
              <text:p text:style-name="P1"><text:span text:style-name="T1">(Nach Abschluss, kann man theoretisch die Version veröffentlichen)</text:span></text:p>
            </office:annotation>
            <text:p>Tasks Iteration 1: Values sind Teil des Modells </text:p>
          </table:table-cell>
          <table:table-cell table:style-name="ce8" office:value-type="string">
            <text:p>Prio</text:p>
          </table:table-cell>
          <table:table-cell table:style-name="ce8" office:value-type="string">
            <text:p>Aufwand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Bemerkung</text:p>
          </table:table-cell>
        </table:table-row>
        <table:table-row table:style-name="ro1">
          <table:table-cell table:style-name="ce2" office:value-type="string">
            <text:p>(Nach Abschluss, kann man theoretisch die nächste Faktor-IPS Version veröffentlichen)</text:p>
          </table:table-cell>
          <table:table-cell table:style-name="ce8" table:number-columns-repeated="4"/>
        </table:table-row>
        <table:table-row table:style-name="ro2">
          <table:table-cell office:value-type="string">
            <text:p>Bei geerbten Attributen Datentyp und „Use as Literal Name“-Eigenschaft immer zur Laufzeit aus der Superklasse ermitteln. Dialogfelder disablen.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Hierarchy Visitor verwenden. Umsetzung mit Peter diskutieren</text:p>
          </table:table-cell>
        </table:table-row>
        <table:table-row table:style-name="ro3">
          <table:table-cell office:value-type="string">
            <text:p>Umbenennung Identifier in „use as Literal Name“ (UI und Modell)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/>
        </table:table-row>
        <table:table-row table:style-name="ro2">
          <table:table-cell office:value-type="string">
            <text:p>Markieren von Attributen als Unique (das muss auch im Codegenerator berücksichtigt werden)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/>
        </table:table-row>
        <table:table-row table:style-name="ro3">
          <table:table-cell office:value-type="string">
            <text:p>Codegenerierung für Java &lt; 5 inkl. Testfälle im Integrationstest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/>
        </table:table-row>
        <table:table-row table:style-name="ro2">
          <table:table-cell table:style-name="ce4" office:value-type="string">
            <text:p>Codegenerierung (bei use Java5-Enums=true): Das Interface für den abstract Supertype wird falsch generiert (Instanzvariablen, Methodenimplementierungen) </text:p>
          </table:table-cell>
          <table:table-cell table:style-name="ce10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/>
        </table:table-row>
        <table:table-row table:style-name="ro3">
          <table:table-cell office:value-type="string">
            <text:p>Tabben aus der letzten Spalte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/>
        </table:table-row>
        <table:table-row table:style-name="ro2">
          <table:table-cell table:style-name="ce4" office:value-type="string">
            <text:p>Exception beim Generierung, falls in einem EnumType ein anderer EnumType als Datentyp eines Attributes verwendet wird. </text:p>
          </table:table-cell>
          <table:table-cell table:style-name="ce10"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/>
        </table:table-row>
        <table:table-row table:style-name="ro2">
          <table:table-cell table:style-name="ce4" office:value-type="string">
            <text:p>Finder-Methoden für Datatypes im IpsProject müssen die neuen Enumtypen berücksichtigen. </text:p>
          </table:table-cell>
          <table:table-cell table:style-name="ce10"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</table:table-row>
        <table:table-row table:style-name="ro4">
          <table:table-cell office:value-type="string">
            <text:p>Wizard sollte Attribute der Superklasse übernehmen. 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office:value-type="string">
            <text:p>analog zu IPolicyCmptTyoe.<text:span text:style-name="T2">findOverrideAttributeCandidates() und </text:span><text:span text:style-name="T2">overrideAttributes)</text:span></text:p>
          </table:table-cell>
        </table:table-row>
        <table:table-row table:style-name="ro2">
          <table:table-cell office:value-type="string">
            <text:p>Warnung für Values, falls der Enumtype als abstract markiert ist. Analog, falls Werte nicht Teile des Modells sein sollen.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/>
        </table:table-row>
        <table:table-row table:style-name="ro3">
          <table:table-cell office:value-type="string">
            <text:p>Prüfung auf Zyklen in der Supertype-Hierarchy</text:p>
          </table:table-cell>
          <table:table-cell office:value-type="float" office:value="2">
            <text:p>2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</table:table-row>
        <table:table-row table:style-name="ro3">
          <table:table-cell table:style-name="Default" office:value-type="string">
            <text:p>Bereitstellung von ID und Name für das Faktor-IPS User Interfa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s. auch offener Punkt 1.)</text:p>
          </table:table-cell>
        </table:table-row>
        <table:table-row table:style-name="ro1">
          <table:table-cell table:style-name="Default" office:value-type="string">
            <text:p>Kein Speichern der Description an den Values</text:p>
          </table:table-cell>
          <table:table-cell table:style-name="ce11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</table:table-row>
        <table:table-row table:style-name="ro5">
          <table:table-cell table:style-name="Default" office:value-type="string">
            <text:p>Ausbau der alten Enum-Abbildung über Tabellen</text:p>
          </table:table-cell>
          <table:table-cell table:style-name="ce11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</table:table-row>
        <table:table-row table:style-name="ro3">
          <table:table-cell table:style-name="ce4" office:value-type="string">
            <text:p>Import/Export aus/nach Excel/CSV </text:p>
          </table:table-cell>
          <table:table-cell table:style-name="ce10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offen</text:p>
          </table:table-cell>
          <table:table-cell office:value-type="string">
            <text:p>implementiert Roman</text:p>
          </table:table-cell>
        </table:table-row>
        <table:table-row table:style-name="ro3">
          <table:table-cell table:style-name="ce5" office:value-type="string">
            <text:p>Summe Iteration</text:p>
          </table:table-cell>
          <table:table-cell/>
          <table:table-cell table:style-name="ce14" table:formula="of:=SUM([.C3:.C17])" office:value-type="float" office:value="14.25">
            <text:p>14,25</text:p>
          </table:table-cell>
          <table:table-cell table:number-columns-repeated="2"/>
        </table:table-row>
        <table:table-row table:style-name="ro1">
          <table:table-cell table:style-name="ce5"/>
          <table:table-cell/>
          <table:table-cell table:style-name="ce14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asks Iteration 2: Values sind Teil der Konfiguration</text:p>
          </table:table-cell>
          <table:table-cell table:style-name="ce8" office:value-type="string">
            <text:p>Prio</text:p>
          </table:table-cell>
          <table:table-cell table:style-name="ce8" office:value-type="string">
            <text:p>Aufwand</text:p>
          </table:table-cell>
          <table:table-cell table:style-name="ce8" office:value-type="string">
            <text:p>Status</text:p>
          </table:table-cell>
          <table:table-cell/>
        </table:table-row>
        <table:table-row table:style-name="ro5">
          <table:table-cell table:style-name="ce6" office:value-type="string">
            <text:p>EnumType leitet von Supertype ab =&gt; NPE wenn man den EnumContent Editor öffnet. </text:p>
          </table:table-cell>
          <table:table-cell table:style-name="ce12" office:value-type="float" office:value="4">
            <text:p>4</text:p>
          </table:table-cell>
          <table:table-cell table:style-name="ce15" office:value-type="float" office:value="0.5">
            <text:p>0,5</text:p>
          </table:table-cell>
          <table:table-cell table:style-name="ce17" office:value-type="string">
            <text:p>fertig</text:p>
          </table:table-cell>
          <table:table-cell/>
        </table:table-row>
        <table:table-row table:style-name="ro1">
          <table:table-cell table:style-name="Default" office:value-type="string">
            <text:p>Codegenerierung, Zugriff auf die Werte</text:p>
          </table:table-cell>
          <table:table-cell table:style-name="ce11"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/>
        </table:table-row>
        <table:table-row table:style-name="ro1">
          <table:table-cell table:style-name="Default" office:value-type="string">
            <text:p>Testen, was hier sonst noch offen ist + Bugfixing</text:p>
          </table:table-cell>
          <table:table-cell table:style-name="ce11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offen</text:p>
          </table:table-cell>
          <table:table-cell/>
        </table:table-row>
        <table:table-row table:style-name="ro5">
          <table:table-cell table:style-name="ce5" office:value-type="string">
            <text:p>Summe Iteration</text:p>
          </table:table-cell>
          <table:table-cell/>
          <table:table-cell table:style-name="ce14" table:formula="of:=SUM([.C22:.C24])" office:value-type="float" office:value="7.5">
            <text:p>7,5</text:p>
          </table:table-cell>
          <table:table-cell table:number-columns-repeated="2"/>
        </table:table-row>
        <table:table-row table:style-name="ro1">
          <table:table-cell table:style-name="ce5"/>
          <table:table-cell table:number-columns-repeated="4"/>
        </table:table-row>
        <table:table-row table:style-name="ro1">
          <table:table-cell table:style-name="ce1" office:value-type="string">
            <text:p>Task Iteration 3 (nice to have)</text:p>
          </table:table-cell>
          <table:table-cell table:style-name="ce8"/>
          <table:table-cell table:style-name="Default"/>
          <table:table-cell table:style-name="ce11"/>
          <table:table-cell/>
        </table:table-row>
        <table:table-row table:style-name="ro1">
          <table:table-cell table:style-name="Default" office:value-type="string">
            <text:p>Verbesserung Delta-Fix bzgl. Verschieben von Attributen</text:p>
          </table:table-cell>
          <table:table-cell table:style-name="ce11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office:value-type="string">
            <text:p>Was müssen wir jetzt berücksichtigen, damit wir später keine Migration haben?</text:p>
          </table:table-cell>
        </table:table-row>
        <table:table-row table:style-name="ro1">
          <table:table-cell table:style-name="Default" office:value-type="string">
            <text:p>Prüfen, ob Werte wirklich Unique</text:p>
          </table:table-cell>
          <table:table-cell table:style-name="ce11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Design mit Jörg abstimmen. Jörg implementiert gerade die Prüfung auf Unique Key Verletzungen in Tabellen. </text:p>
          </table:table-cell>
        </table:table-row>
        <table:table-row table:style-name="ro2">
          <table:table-cell table:style-name="ce4" office:value-type="string">
            <text:p>Bei Neuanlage eines EnumTypes (der nicht ableitet von einem anderen) direkt ein ID Attribut erzeugen? (Name=id, Datatype=String, useAsLiteral=true).</text:p>
          </table:table-cell>
          <table:table-cell table:style-name="ce10" office:value-type="float" office:value="5">
            <text:p>5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/>
        </table:table-row>
        <table:table-row table:style-name="ro3">
          <table:table-cell table:style-name="ce4" office:value-type="string">
            <text:p>Tutorial / Dokumentation</text:p>
          </table:table-cell>
          <table:table-cell table:style-name="ce10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offen</text:p>
          </table:table-cell>
          <table:table-cell/>
        </table:table-row>
        <table:table-row table:style-name="ro3">
          <table:table-cell table:style-name="ce4" office:value-type="string">
            <text:p>Validierungs-Error-Marker zu AttributeSection, falls nicht alle Attribute inherited wurden</text:p>
          </table:table-cell>
          <table:table-cell table:style-name="ce10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/>
        </table:table-row>
        <table:table-row table:style-name="ro3">
          <table:table-cell table:style-name="ce5" office:value-type="string">
            <text:p>Summe Iteration</text:p>
          </table:table-cell>
          <table:table-cell table:style-name="ce10"/>
          <table:table-cell table:style-name="ce14" table:formula="of:=SUM([.C28:.C32])" office:value-type="float" office:value="12.25">
            <text:p>12,25</text:p>
          </table:table-cell>
          <table:table-cell table:style-name="ce13"/>
          <table:table-cell/>
        </table:table-row>
        <table:table-row table:style-name="ro1">
          <table:table-cell table:style-name="ce5"/>
          <table:table-cell table:style-name="ce10"/>
          <table:table-cell/>
          <table:table-cell table:style-name="ce13"/>
          <table:table-cell/>
        </table:table-row>
        <table:table-row table:style-name="ro1">
          <table:table-cell table:style-name="ce1" office:value-type="string">
            <text:p>Offene Punkte</text:p>
          </table:table-cell>
          <table:table-cell table:style-name="ce10"/>
          <table:table-cell/>
          <table:table-cell table:style-name="ce13"/>
          <table:table-cell/>
        </table:table-row>
        <table:table-row table:style-name="ro1">
          <table:table-cell table:style-name="ce7" office:value-type="string">
            <text:p>1.) Bisher kennt Faktor-IPS bei Enums eine ID und einen Namen. Woher kommen diese zukünftig? Markierung von Attributen als „Use as name in Faktor-IPS UI“ und „use as ID in Faktor-IPS UI“</text:p>
          </table:table-cell>
          <table:table-cell table:style-name="ce10"/>
          <table:table-cell/>
          <table:table-cell table:style-name="ce13"/>
          <table:table-cell/>
        </table:table-row>
        <table:table-row table:style-name="ro1">
          <table:table-cell table:style-name="ce7" office:value-type="string">
            <text:p>3.) Wie soll genau das UI bzgl. der geerbten Attribute aussehen? Anzeige der Attribute Ja/Nein etc. Wie geht man mit Inkonsistenzen um?</text:p>
          </table:table-cell>
          <table:table-cell table:style-name="ce10"/>
          <table:table-cell/>
          <table:table-cell table:style-name="ce13"/>
          <table:table-cell/>
        </table:table-row>
        <table:table-row table:style-name="ro1">
          <table:table-cell table:style-name="ce7"/>
          <table:table-cell table:style-name="ce10"/>
          <table:table-cell/>
          <table:table-cell table:style-name="ce13"/>
          <table:table-cell/>
        </table:table-row>
        <table:table-row table:style-name="ro1">
          <table:table-cell table:style-name="ce1" office:value-type="string">
            <text:p>Änderungen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Jetzt Umbenennung von Identifier in „Use as Literal Name“, Markierung von weiteren Attributen als Unique erst später einführen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>
            <text:p>Codegenerierung immer inkl. Integrationstest</text:p>
          </table:table-cell>
          <table:table-cell table:style-name="Default" table:number-columns-repeated="3"/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1">01.04.2009</text:date>, <text:time>10:42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Jan Ortmann</meta:initial-creator>
    <meta:creation-date>2009-03-25T11:38:11</meta:creation-date>
    <dc:date>2009-04-01T10:42:39.42</dc:date>
    <meta:editing-cycles>74</meta:editing-cycles>
    <meta:editing-duration>PT05H17M03S</meta:editing-duration>
    <meta:document-statistic meta:table-count="3" meta:cell-count="125" meta:object-count="0"/>
    <meta:user-defined meta:name="Info 1"/>
    <meta:user-defined meta:name="Info 2"/>
    <meta:user-defined meta:name="Info 3"/>
    <meta:user-defined meta:name="Info 4"/>
  </office:meta>
</office:document-meta>
</file>